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3.9375in" fo:margin-left="1.3715in" table:align="left"/>
    </style:style>
    <style:style style:name="Table1.A" style:family="table-column">
      <style:table-column-properties style:column-width="3.9375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1979in" fo:margin-left="0.6903in" table:align="left"/>
    </style:style>
    <style:style style:name="Table2.A" style:family="table-column">
      <style:table-column-properties style:column-width="5.1979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4722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1.3472in" style:use-optimal-row-height="false"/>
    </style:style>
    <style:style style:name="Table2.A3" style:family="table-cell">
      <style:table-cell-properties fo:padding-left="0.0847in" fo:padding-right="0.075in" fo:padding-top="0in" fo:padding-bottom="0in" fo:border="1pt solid #000001" style:writing-mode="lr-tb"/>
    </style:style>
    <style:style style:name="Tabela5" style:family="table">
      <style:table-properties style:width="4.0181in" fo:margin-left="1.3715in" table:align="left"/>
    </style:style>
    <style:style style:name="Tabela5.A" style:family="table-column">
      <style:table-column-properties style:column-width="4.0181in"/>
    </style:style>
    <style:style style:name="Tabela5.1" style:family="table-row">
      <style:table-row-properties style:min-row-height="0.1667in" style:use-optimal-row-height="false"/>
    </style:style>
    <style:style style:name="Tabela5.A1" style:family="table-cell">
      <style:table-cell-properties style:vertical-align="middle" fo:padding-left="0.0847in" fo:padding-right="0.075in" fo:padding-top="0in" fo:padding-bottom="0in" fo:border="1pt solid #000001" style:writing-mode="lr-tb"/>
    </style:style>
    <style:style style:name="Tabela5.2" style:family="table-row">
      <style:table-row-properties style:min-row-height="0.5694in" style:use-optimal-row-height="false"/>
    </style:style>
    <style:style style:name="Tabela5.A2" style:family="table-cell">
      <style:table-cell-properties fo:padding-left="0.0847in" fo:padding-right="0.075in" fo:padding-top="0in" fo:padding-bottom="0in" fo:border="1pt solid #000001" style:writing-mode="lr-tb"/>
    </style:style>
    <style:style style:name="Tabela5.A3" style:family="table-cell">
      <style:table-cell-properties fo:padding-left="0.0847in" fo:padding-right="0.075in" fo:padding-top="0in" fo:padding-bottom="0in" fo:border="1pt solid #000001" style:writing-mode="lr-tb"/>
    </style:style>
    <style:style style:name="Table3" style:family="table">
      <style:table-properties style:width="5.8125in" fo:margin-left="0.3465in" table:align="left"/>
    </style:style>
    <style:style style:name="Table3.A" style:family="table-column">
      <style:table-column-properties style:column-width="5.8125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81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33in" style:use-optimal-row-height="false"/>
    </style:style>
    <style:style style:name="Table3.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indent="0.5in" style:auto-text-indent="false"/>
    </style:style>
    <style:style style:name="P6"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text-align="justify" style:justify-single-word="false" fo:text-indent="0.5in" style:auto-text-indent="false"/>
    </style:style>
    <style:style style:name="P13"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4" style:family="paragraph" style:parent-style-name="Standard">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style:style>
    <style:style style:name="P16" style:family="paragraph" style:parent-style-name="Standard">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line-height="100%"/>
    </style:style>
    <style:style style:name="P19" style:family="paragraph" style:parent-style-name="Standard">
      <style:paragraph-properties fo:line-height="200%"/>
      <style:text-properties style:font-name="Consolas" fo:font-size="12pt" fo:language="en" fo:country="US" style:font-name-asian="Consolas" style:font-size-asian="12pt" style:font-name-complex="Consolas" style:font-size-complex="12pt"/>
    </style:style>
    <style:style style:name="P20" style:family="paragraph" style:parent-style-name="Standard">
      <style:paragraph-properties fo:line-height="200%"/>
    </style:style>
    <style:style style:name="P21"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22"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4" style:family="paragraph" style:parent-style-name="Standard">
      <style:paragraph-properties fo:line-height="100%" fo:text-align="justify" style:justify-single-word="false" fo:orphans="0" fo:widows="0"/>
    </style:style>
    <style:style style:name="P25"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6"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27" style:family="paragraph" style:parent-style-name="Standard" style:list-style-name="WWNum2">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8" style:family="paragraph" style:parent-style-name="Standard" style:list-style-name="WWNum2">
      <style:paragraph-properties fo:line-height="100%" fo:text-align="justify" style:justify-single-word="false" fo:orphans="0" fo:widows="0"/>
    </style:style>
    <style:style style:name="P29"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30"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1" style:family="paragraph" style:parent-style-name="Standard">
      <style:paragraph-properties fo:margin-left="0.25in" fo:text-align="justify" style:justify-single-word="false">
        <style:tab-stops/>
      </style:paragraph-properties>
      <style:text-properties style:font-name="Verdana" fo:font-size="12pt" style:font-name-asian="Verdana" style:font-size-asian="12pt" style:font-name-complex="Verdana" style:font-size-complex="12pt"/>
    </style:style>
    <style:style style:name="P32"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33" style:family="paragraph" style:parent-style-name="Standard">
      <style:paragraph-properties fo:line-height="100%" fo:text-align="justify" style:justify-single-word="false"/>
      <style:text-properties style:font-name="Verdana" fo:font-size="12pt" fo:font-weight="bold" style:font-name-asian="Verdana" style:font-size-asian="12pt" style:font-weight-asian="bold" style:font-name-complex="Verdana" style:font-size-complex="12pt"/>
    </style:style>
    <style:style style:name="P34" style:family="paragraph" style:parent-style-name="Standard">
      <style:paragraph-properties fo:margin-left="0in" fo:margin-right="0in" fo:line-height="100%" fo:text-align="justify" style:justify-single-word="false" fo:orphans="0" fo:widows="0" fo:text-indent="0.5in" style:auto-text-indent="false"/>
      <style:text-properties officeooo:paragraph-rsid="001f5c4a"/>
    </style:style>
    <style:style style:name="P35" style:family="paragraph" style:parent-style-name="Standard">
      <style:paragraph-properties fo:line-height="100%" fo:orphans="0" fo:widows="0"/>
      <style:text-properties style:font-name="Verdana" fo:font-size="12pt" officeooo:paragraph-rsid="001f5c4a" fo:background-color="#ffffff" style:font-name-asian="Verdana" style:font-size-asian="12pt" style:font-name-complex="Verdana" style:font-size-complex="12pt"/>
    </style:style>
    <style:style style:name="P36" style:family="paragraph" style:parent-style-name="Standard">
      <style:paragraph-properties fo:line-height="100%" fo:text-align="center" style:justify-single-word="false" fo:orphans="0" fo:widows="0"/>
      <style:text-properties style:font-name="Courier New" fo:font-size="12pt" fo:font-weight="bold" officeooo:paragraph-rsid="001f5c4a" style:font-name-asian="Courier New" style:font-size-asian="12pt" style:font-weight-asian="bold" style:font-name-complex="Courier New" style:font-size-complex="12pt"/>
    </style:style>
    <style:style style:name="P37" style:family="paragraph" style:parent-style-name="Standard">
      <style:paragraph-properties fo:line-height="100%" fo:orphans="0" fo:widows="0"/>
      <style:text-properties style:font-name="Consolas" fo:font-size="12pt" fo:language="en" fo:country="US" officeooo:paragraph-rsid="001f5c4a" style:font-name-asian="Consolas" style:font-size-asian="12pt" style:font-name-complex="Consolas" style:font-size-complex="12pt"/>
    </style:style>
    <style:style style:name="P38" style:family="paragraph" style:parent-style-name="Standard">
      <style:paragraph-properties fo:line-height="100%" fo:orphans="0" fo:widows="0"/>
      <style:text-properties style:font-name="Consolas" fo:font-size="12pt" officeooo:paragraph-rsid="001f5c4a" style:font-name-asian="Consolas" style:font-size-asian="12pt" style:font-name-complex="Consolas" style:font-size-complex="12pt"/>
    </style:style>
    <style:style style:name="P39" style:family="paragraph" style:parent-style-name="Standard">
      <style:paragraph-properties fo:margin-left="0in" fo:margin-right="0in" fo:text-align="justify" style:justify-single-word="false" fo:text-indent="0.5in" style:auto-text-indent="false"/>
      <style:text-properties style:font-name="Verdana" fo:font-size="12pt" fo:font-weight="bold" officeooo:paragraph-rsid="001f5c4a" style:font-name-asian="Verdana" style:font-size-asian="12pt" style:font-weight-asian="bold" style:font-name-complex="Verdana" style:font-size-complex="12pt"/>
    </style:style>
    <style:style style:name="P40" style:family="paragraph" style:parent-style-name="Standard">
      <style:paragraph-properties fo:margin-left="0in" fo:margin-right="0in" fo:text-align="justify" style:justify-single-word="false" fo:text-indent="0.5in" style:auto-text-indent="false"/>
      <style:text-properties style:font-name="Verdana" fo:font-size="12pt" officeooo:paragraph-rsid="001f5c4a" style:font-name-asian="Verdana" style:font-size-asian="12pt" style:font-name-complex="Verdana" style:font-size-complex="12pt"/>
    </style:style>
    <style:style style:name="P41" style:family="paragraph" style:parent-style-name="Standard">
      <style:paragraph-properties fo:line-height="100%" fo:orphans="0" fo:widows="0"/>
      <style:text-properties officeooo:paragraph-rsid="001f5c4a"/>
    </style:style>
    <style:style style:name="P42"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style:font-name-asian="Consolas" style:font-size-asian="12pt" style:font-name-complex="Consolas" style:font-size-complex="12pt"/>
    </style:style>
    <style:style style:name="P43" style:family="paragraph" style:parent-style-name="Standard">
      <style:paragraph-properties fo:line-height="100%" fo:text-align="justify" style:justify-single-word="false" fo:orphans="0" fo:widows="0"/>
      <style:text-properties officeooo:paragraph-rsid="001f5c4a"/>
    </style:style>
    <style:style style:name="P44" style:family="paragraph" style:parent-style-name="Standard">
      <style:paragraph-properties fo:margin-left="0in" fo:margin-right="0in" fo:line-height="100%" fo:orphans="0" fo:widows="0" fo:text-indent="0.5in" style:auto-text-indent="false"/>
      <style:text-properties style:font-name="Verdana" fo:font-size="12pt" officeooo:paragraph-rsid="001f5c4a" style:font-name-asian="Verdana" style:font-size-asian="12pt" style:font-name-complex="Verdana" style:font-size-complex="12pt"/>
    </style:style>
    <style:style style:name="P45" style:family="paragraph" style:parent-style-name="Standard">
      <style:paragraph-properties fo:line-height="100%" fo:orphans="0" fo:widows="0"/>
      <style:text-properties style:font-name="Verdana" fo:font-size="12pt" fo:language="en" fo:country="US" officeooo:paragraph-rsid="001f5c4a" fo:background-color="#ffffff"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style:text-properties style:font-name="Verdana" fo:font-size="12pt" officeooo:paragraph-rsid="001f5c4a" fo:background-color="#ffffff" style:font-name-asian="Verdana" style:font-size-asian="12pt" style:font-name-complex="Verdana" style:font-size-complex="12pt"/>
    </style:style>
    <style:style style:name="P47" style:family="paragraph" style:parent-style-name="Standard">
      <style:paragraph-properties fo:margin-left="0in" fo:margin-right="0in" fo:line-height="100%" fo:orphans="0" fo:widows="0" fo:text-indent="0.5in" style:auto-text-indent="false"/>
      <style:text-properties officeooo:paragraph-rsid="001f5c4a"/>
    </style:style>
    <style:style style:name="P48" style:family="paragraph" style:parent-style-name="Standard">
      <style:paragraph-properties fo:line-height="100%"/>
      <style:text-properties style:font-name="Verdana" fo:font-size="12pt" fo:language="en" fo:country="US" officeooo:paragraph-rsid="001f5c4a" style:font-name-asian="Verdana" style:font-size-asian="12pt" style:font-name-complex="Verdana" style:font-size-complex="12pt"/>
    </style:style>
    <style:style style:name="P49" style:family="paragraph" style:parent-style-name="Standard">
      <style:paragraph-properties fo:margin-left="0in" fo:margin-right="0in" fo:line-height="100%"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0" style:family="paragraph" style:parent-style-name="Standard">
      <style:paragraph-properties fo:line-height="100%"/>
      <style:text-properties officeooo:paragraph-rsid="001f5c4a"/>
    </style:style>
    <style:style style:name="P51"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fo:background-color="#ffffff" style:font-name-asian="Verdana" style:font-size-asian="12pt" style:font-name-complex="Verdana" style:font-size-complex="12pt"/>
    </style:style>
    <style:style style:name="P52"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3"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rsid="002241be" officeooo:paragraph-rsid="002241be" fo:background-color="#ffffff" style:font-name-asian="Verdana" style:font-size-asian="12pt" style:font-name-complex="Verdana" style:font-size-complex="12pt"/>
    </style:style>
    <style:style style:name="P54" style:family="paragraph" style:parent-style-name="Normal">
      <style:paragraph-properties fo:hyphenation-ladder-count="no-limit" fo:hyphenation-keep="auto" loext:hyphenation-keep-type="column"/>
      <style:text-properties style:font-name="Verdana" fo:font-size="12pt" officeooo:paragraph-rsid="001f5c4a"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55" style:family="paragraph" style:parent-style-name="Standard">
      <style:paragraph-properties fo:text-align="justify" style:justify-single-word="false"/>
      <style:text-properties style:font-name="Verdana" fo:font-size="12pt" fo:language="en" fo:country="US" style:font-name-asian="Verdana" style:font-size-asian="12pt" style:font-name-complex="Verdana" style:font-size-complex="12pt"/>
    </style:style>
    <style:style style:name="P56" style:family="paragraph" style:parent-style-name="Standard">
      <style:paragraph-properties fo:text-align="center" style:justify-single-word="false"/>
      <style:text-properties fo:color="#274e13" loext:opacity="100%" style:font-name="Consolas" fo:font-size="12pt" style:font-name-asian="Consolas" style:font-size-asian="12pt" style:font-name-complex="Consolas" style:font-size-complex="12pt"/>
    </style:style>
    <style:style style:name="P57" style:family="paragraph" style:parent-style-name="Standard" style:list-style-name="WWNum3">
      <style:paragraph-properties fo:text-align="justify" style:justify-single-word="false"/>
      <style:text-properties style:font-name="Verdana" fo:font-size="12pt" style:font-name-asian="Verdana" style:font-size-asian="12pt" style:font-name-complex="Verdana" style:font-size-complex="12pt"/>
    </style:style>
    <style:style style:name="P58"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59" style:family="paragraph" style:parent-style-name="Standard">
      <style:paragraph-properties fo:text-indent="0.5in" style:auto-text-indent="false"/>
      <style:text-properties style:font-name="Verdana" fo:font-size="12pt" style:font-name-asian="Verdana" style:font-size-asian="12pt" style:font-name-complex="Verdana" style:font-size-complex="12pt"/>
    </style:style>
    <style:style style:name="T1" style:family="text">
      <style:text-properties fo:font-size="16pt" fo:language="en" fo:country="US"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Calibri" style:font-size-asian="12pt" style:font-name-complex="Courier New"/>
    </style:style>
    <style:style style:name="T4" style:family="text">
      <style:text-properties style:font-name="Verdana" fo:font-size="12pt" fo:font-weight="bold" style:font-name-asian="Verdana" style:font-size-asian="12pt" style:font-weight-asian="bold"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Verdana" fo:font-size="12pt" fo:language="en" fo:country="US" style:font-name-asian="Verdana" style:font-size-asian="12pt" style:font-name-complex="Verdana" style:font-size-complex="12pt"/>
    </style:style>
    <style:style style:name="T9" style:family="text">
      <style:text-properties style:font-name="Verdana" fo:font-size="12pt" officeooo:rsid="00194d42" style:font-name-asian="Verdana" style:font-size-asian="12pt" style:font-name-complex="Verdana" style:font-size-complex="12pt"/>
    </style:style>
    <style:style style:name="T10" style:family="text">
      <style:text-properties style:font-name="Verdana" fo:font-size="12pt" fo:font-weight="bold" style:font-name-asian="Verdana" style:font-size-asian="12pt" style:font-weight-asian="bold" style:font-name-complex="Verdana" style:font-size-complex="12pt"/>
    </style:style>
    <style:style style:name="T11" style:family="text">
      <style:text-properties officeooo:rsid="001b821f"/>
    </style:style>
    <style:style style:name="T12" style:family="text">
      <style:text-properties style:font-name="Consolas" fo:font-size="12pt" style:font-name-asian="Consolas" style:font-size-asian="12pt" style:font-name-complex="Consolas" style:font-size-complex="12pt"/>
    </style:style>
    <style:style style:name="T13" style:family="text">
      <style:text-properties style:font-name="Verdana" fo:font-size="12pt" fo:font-style="italic" officeooo:rsid="00194d42" style:font-name-asian="Verdana" style:font-size-asian="12pt" style:font-style-asian="italic" style:font-name-complex="Verdana" style:font-size-complex="12pt"/>
    </style:style>
    <style:style style:name="T14" style:family="text">
      <style:text-properties style:font-name="Verdana" fo:font-size="12pt" officeooo:rsid="001e7678" style:font-name-asian="Verdana" style:font-size-asian="12pt" style:font-name-complex="Verdana" style:font-size-complex="12pt"/>
    </style:style>
    <style:style style:name="T15" style:family="text">
      <style:text-properties officeooo:rsid="001f5c4a"/>
    </style:style>
    <style:style style:name="T16" style:family="text">
      <style:text-properties style:font-name="Verdana" fo:font-size="12pt" style:font-name-asian="Consolas" style:font-size-asian="12pt" style:font-name-complex="Consolas" style:font-size-complex="12pt"/>
    </style:style>
    <style:style style:name="T17" style:family="text">
      <style:text-properties style:font-name="Verdana" fo:font-size="12pt" fo:language="en" fo:country="US" style:font-name-asian="Consolas" style:font-size-asian="12pt" style:font-name-complex="Consolas" style:font-size-complex="12pt"/>
    </style:style>
    <style:style style:name="T18" style:family="text">
      <style:text-properties style:font-name="Consolas" fo:font-size="10pt" fo:language="en" fo:country="US" style:font-name-asian="Consolas" style:font-size-asian="10pt" style:font-name-complex="Consolas" style:font-size-complex="10pt"/>
    </style:style>
    <style:style style:name="T19"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0"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1" style:family="text">
      <style:text-properties style:font-name="Verdana" fo:font-size="12pt" fo:language="en" fo:country="US" fo:background-color="#ffffff" loext:char-shading-value="0" style:font-name-asian="Verdana" style:font-size-asian="12pt" style:font-name-complex="Verdana" style:font-size-complex="12pt"/>
    </style:style>
    <style:style style:name="T22" style:family="text">
      <style:text-properties style:font-name="Verdana" fo:font-size="12pt" fo:background-color="#ffffff" loext:char-shading-value="0" style:font-name-asian="Verdana" style:font-size-asian="12pt" style:font-name-complex="Verdana" style:font-size-complex="12pt"/>
    </style:style>
    <style:style style:name="T23" style:family="text">
      <style:text-properties style:font-name="Consolas" fo:font-size="10pt" style:font-name-asian="Consolas" style:font-size-asian="10pt" style:font-name-complex="Consolas" style:font-size-complex="10pt"/>
    </style:style>
    <style:style style:name="T24" style:family="text">
      <style:text-properties style:font-name="Consolas" fo:font-size="10pt" fo:background-color="#ffffff" loext:char-shading-value="0" style:font-name-asian="Consolas" style:font-size-asian="10pt" style:font-name-complex="Consolas" style:font-size-complex="10pt"/>
    </style:style>
    <style:style style:name="T25"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26" style:family="text">
      <style:text-properties officeooo:rsid="00228507"/>
    </style:style>
    <style:style style:name="T27"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2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29" style:family="text">
      <style:text-properties style:font-name="Calibri" style:letter-kerning="false" style:font-name-asian="Times New Roman" style:language-asian="pt" style:country-asian="BR" style:font-name-complex="Times New Roman"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5in" draw:visible-area-height="1.968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3 – Tile Set, Tile Map e Resource Management</text:span></text:span></text:p>
      <text:p text:style-name="P2"/>
      <text:p text:style-name="P3"><text:span text:style-name="Default_20_Paragraph_20_Font"><text:span text:style-name="T2"><draw:frame draw:style-name="fr1" draw:name="Picture 1" text:anchor-type="as-char" svg:y="0in" svg:width="6in" style:rel-width="scale" svg:height="6.6874in" style:rel-height="scale" draw:z-index="0"><draw:object-ole xlink:href="./Object 1" xlink:type="simple" xlink:show="embed" xlink:actuate="onLoad"/><draw:image xlink:href="./ObjectReplacements/Object 1" xlink:type="simple" xlink:show="embed" xlink:actuate="onLoad"/></draw:frame></text:span></text:span></text:p>
      <text:p text:style-name="P4"><text:span text:style-name="Default_20_Paragraph_20_Font"><text:span text:style-name="T3">A imagem acima refresca um pouco a memória sobre a renderização da imagem no Trabalho1. Lembramos que, para renderizar, utilizávamos uma função que recebia como parâmetros um SDL_Rect referente ao retângulo que vamos utilizar da imagem original (srcRect) e outro SDL_Rect indicando onde e quais dimensões esse "recorte" teria na tela de jogo (dstRect). Vamos utilizar essa noção para conseguir recortar o nosso TileSet, criando </text:span></text:span><text:soft-page-break/><text:span text:style-name="Default_20_Paragraph_20_Font"><text:span text:style-name="T3">recortes de imagens indexados, que serão mapeados na tela por meio do TileMap.</text:span></text:span></text:p>
      <text:p text:style-name="P4"><text:span text:style-name="Default_20_Paragraph_20_Font"><text:span text:style-name="T3">Confundir TileSet e TileMap no primeiro contato é bem comum. Traduzindo talvez facilite:</text:span></text:span></text:p>
      <text:p text:style-name="P4"><text:span text:style-name="Default_20_Paragraph_20_Font"><text:span text:style-name="T3">- TileSet: conjunto de azulejos (apenas a imagem que agrupa todos os tiles);</text:span></text:span></text:p>
      <text:p text:style-name="P4"><text:span text:style-name="Default_20_Paragraph_20_Font"><text:span text:style-name="T3">- TIleMap: mapa de azulejos (mapeamento de como distribuir os azulejos na tela); <text:s text:c="2"/></text:span></text:span></text:p>
      <text:p text:style-name="P3"/>
      <text:p text:style-name="P5"><text:span text:style-name="Default_20_Paragraph_20_Font"><text:span text:style-name="T4">1. TileSet: Tiles Para Nossos Mapas</text:span></text:span></text:p>
      <text:p text:style-name="P6"/>
      <table:table table:name="Table1" table:style-name="Table1">
        <table:table-column table:style-name="Table1.A"/>
        <table:table-row>
          <table:table-cell table:style-name="Table1.A1" office:value-type="string">
            <text:p text:style-name="P7">TileSet</text:p>
          </table:table-cell>
        </table:table-row>
        <table:table-row table:style-name="Table1.2">
          <table:table-cell table:style-name="Table1.A2" office:value-type="string">
            <text:p text:style-name="P8"/>
            <text:p text:style-name="P8">+ TileSet <text:s text:c="5"/>(tileWidth : int,</text:p>
            <text:p text:style-name="P8"><text:s text:c="16"/>tileHeight : int,</text:p>
            <text:p text:style-name="P9"><text:span text:style-name="Default_20_Paragraph_20_Font"><text:span text:style-name="T5"><text:s text:c="16"/>file : std::string)</text:span></text:span></text:p>
            <text:p text:style-name="P8"/>
            <text:p text:style-name="P8">+ RenderTile <text:s text:c="6"/>(index : unsigned,</text:p>
            <text:p text:style-name="P8"><text:s text:c="16"/>x : float,</text:p>
            <text:p text:style-name="P8"><text:s text:c="16"/>y : float) : void</text:p>
            <text:p text:style-name="P8"/>
            <text:p text:style-name="P8">+ GetTileWidth () : int</text:p>
            <text:p text:style-name="P10">+ GetTileHeight() : int</text:p>
            <text:p text:style-name="P10"/>
          </table:table-cell>
        </table:table-row>
        <table:table-row table:style-name="Table1.2">
          <table:table-cell table:style-name="Table1.A3" office:value-type="string">
            <text:p text:style-name="P8"><text:s/></text:p>
            <text:p text:style-name="P8">- tileSet : Sprite</text:p>
            <text:p text:style-name="P8"/>
            <text:p text:style-name="P10">- tileWidth : int</text:p>
            <text:p text:style-name="P10">- tileHeight : int</text:p>
            <text:p text:style-name="P10"/>
          </table:table-cell>
        </table:table-row>
      </table:table>
      <text:p text:style-name="P11"/>
      <text:p text:style-name="P12"><text:span text:style-name="Default_20_Paragraph_20_Font"><text:span text:style-name="T6">Uma classe de tileset é responsável por armazenar os tiles utilizados na renderização do TileMap. Internamente, os tiles fazem parte de um grande Sprite (</text:span></text:span><text:span text:style-name="Default_20_Paragraph_20_Font"><text:span text:style-name="T7">img/tileset.png</text:span></text:span><text:span text:style-name="Default_20_Paragraph_20_Font"><text:span text:style-name="T6">). Quando queremos renderizar um deles, recortamos usando o clip do Sprite.</text:span></text:span></text:p>
      <text:p text:style-name="P13"/>
      <text:p text:style-name="Standard"><text:span text:style-name="Default_20_Paragraph_20_Font"><text:span text:style-name="T5">&gt; TileSet (tileWidth : int, tileHeight : int, file : std::string)</text:span></text:span></text:p>
      <text:p text:style-name="P14"/>
      <text:p text:style-name="P15"><text:soft-page-break/><text:span text:style-name="Default_20_Paragraph_20_Font"><text:span text:style-name="T8"><text:tab/></text:span></text:span><text:span text:style-name="Default_20_Paragraph_20_Font"><text:span text:style-name="T6">Seta as dimensões dos tiles e abre o Sprite. Se a abertura for bem sucedida, descobre, pelo tamanho do sprite e dos tiles, quantas colunas e quantas linhas o tileset tem.</text:span></text:span></text:p>
      <text:p text:style-name="P16"/>
      <text:p text:style-name="P8">&gt; RenderTile (index : unsigned, x : float, y : float) : void</text:p>
      <text:p text:style-name="P8"/>
      <text:p text:style-name="P9"><text:span text:style-name="Default_20_Paragraph_20_Font"><text:span text:style-name="T5"><text:tab/></text:span></text:span><text:span text:style-name="Default_20_Paragraph_20_Font"><text:span text:style-name="T6">Cheque se o índice é válido, para o número de tiles que temos, isto é, está entre 0 e o número de tiles - 1. Se sim, </text:span></text:span><text:span text:style-name="Default_20_Paragraph_20_Font"><text:span text:style-name="T9">sete o frame indicado</text:span></text:span><text:span text:style-name="Default_20_Paragraph_20_Font"><text:span text:style-name="T6"> no sprite, e renderize na posição dada.</text:span></text:span></text:p>
      <text:p text:style-name="P17"/>
      <text:p text:style-name="P18"><text:span text:style-name="Default_20_Paragraph_20_Font"><text:span text:style-name="T5">&gt; GetTileWidth () : int</text:span></text:span></text:p>
      <text:p text:style-name="P19">&gt; GetTileHeight() : int</text:p>
      <text:p text:style-name="P20"><text:span text:style-name="Default_20_Paragraph_20_Font"><text:span text:style-name="T5"><text:tab/></text:span></text:span><text:span text:style-name="Default_20_Paragraph_20_Font"><text:span text:style-name="T8">Retornam as dimensões dos tiles. </text:span></text:span><text:span text:style-name="Default_20_Paragraph_20_Font"><text:span text:style-name="T6">Estas serão usadas por…</text:span></text:span></text:p>
      <text:p text:style-name="P20"><text:tab/><text:span text:style-name="Default_20_Paragraph_20_Font"><text:span text:style-name="T10">2. TileMap: Mapeando Tiles em Posições</text:span></text:span></text:p>
      <text:p text:style-name="P6"/>
      <table:table table:name="Table2" table:style-name="Table2">
        <table:table-column table:style-name="Table2.A"/>
        <table:table-row>
          <table:table-cell table:style-name="Table2.A1" office:value-type="string">
            <text:p text:style-name="P7">TileMap (herda de Component)</text:p>
          </table:table-cell>
        </table:table-row>
        <table:table-row table:style-name="Table2.2">
          <table:table-cell table:style-name="Table2.A2" office:value-type="string">
            <text:p text:style-name="P8"/>
            <text:p text:style-name="P8">+ TileMap <text:s text:c="4"/>(associated : GameObject&amp;,</text:p>
            <text:p text:style-name="P9"><text:span text:style-name="Default_20_Paragraph_20_Font"><text:span text:style-name="T5"><text:s text:c="15"/>file : std::string,</text:span></text:span></text:p>
            <text:p text:style-name="P8"><text:s text:c="15"/>tileSet : TileSet*)</text:p>
            <text:p text:style-name="P8"/>
            <text:p text:style-name="P9"><text:span text:style-name="Default_20_Paragraph_20_Font"><text:span text:style-name="T5">+ Load <text:s text:c="7"/>(file : std::string) : void</text:span></text:span></text:p>
            <text:p text:style-name="P8"/>
            <text:p text:style-name="P8">+ SetTileSet <text:s/>(tileSet : TileSet*) : void</text:p>
            <text:p text:style-name="P8"/>
            <text:p text:style-name="P8">+ At <text:s text:c="9"/>(x : int, y : int, z : int = 0) : int&amp;</text:p>
            <text:p text:style-name="P8"/>
            <text:p text:style-name="P8">+ Render <text:s text:c="5"/>() : void</text:p>
            <text:p text:style-name="P8"/>
            <text:p text:style-name="P8">+ RenderLayer (layer : int) : void</text:p>
            <text:p text:style-name="P8"/>
            <text:p text:style-name="P8">+ GetWidth <text:s/>() : int</text:p>
            <text:p text:style-name="P10">+ GetHeight () : int</text:p>
            <text:p text:style-name="P10">+ GetDepth <text:s/>() : int</text:p>
            <text:p text:style-name="P10"/>
          </table:table-cell>
        </table:table-row>
        <text:soft-page-break/>
        <table:table-row table:style-name="Table2.3">
          <table:table-cell table:style-name="Table2.A3" office:value-type="string">
            <text:p text:style-name="P8"/>
            <text:p text:style-name="P8">- tileMatrix : std::vector&lt;int&gt;</text:p>
            <text:p text:style-name="P8">- tileSet <text:s text:c="3"/>: <text:span text:style-name="T11">std::unique_ptr&lt;</text:span>TileSet&gt;</text:p>
            <text:p text:style-name="P8">- mapWidth <text:s text:c="2"/>: int</text:p>
            <text:p text:style-name="P8">- mapHeight <text:s/>: int</text:p>
            <text:p text:style-name="P8">- mapDepth <text:s text:c="2"/>: int</text:p>
          </table:table-cell>
        </table:table-row>
      </table:table>
      <text:p text:style-name="P21"/>
      <text:p text:style-name="P15"><text:span text:style-name="Default_20_Paragraph_20_Font"><text:span text:style-name="T8"><text:tab/></text:span></text:span><text:span text:style-name="Default_20_Paragraph_20_Font"><text:span text:style-name="T6">TileMap simula uma matriz tridimensional, representando nosso mapa e suas diversas camadas. Essa matriz contém, em cada posição, um índice de tile no TileSet.</text:span></text:span></text:p>
      <text:p text:style-name="P22"/>
      <text:p text:style-name="P22"><text:tab/>Os atributos são um vector de inteiros, um ponteiro para o TileSet em uso, e as dimensões do mapa (largura, altura e número de camadas).</text:p>
      <text:p text:style-name="P23"/>
      <text:p text:style-name="P24"><text:span text:style-name="Default_20_Paragraph_20_Font"><text:span text:style-name="T5">&gt; TileMap (associated : GameObject&amp;, file : std::string, tileSet : TileSet*)</text:span></text:span></text:p>
      <text:p text:style-name="P25"><text:tab/></text:p>
      <text:p text:style-name="P24"><text:span text:style-name="Default_20_Paragraph_20_Font"><text:span text:style-name="T8"><text:tab/></text:span></text:span><text:span text:style-name="Default_20_Paragraph_20_Font"><text:span text:style-name="T6">Chama Load com a string passada e seta o tileset.</text:span></text:span></text:p>
      <text:p text:style-name="P26"/>
      <text:p text:style-name="P24"><text:span text:style-name="Default_20_Paragraph_20_Font"><text:span text:style-name="T12">&gt; Load (file : std::string) : void</text:span></text:span></text:p>
      <text:p text:style-name="P26"/>
      <text:p text:style-name="P24"><text:span text:style-name="Default_20_Paragraph_20_Font"><text:span text:style-name="T12"><text:tab/></text:span></text:span><text:span text:style-name="Default_20_Paragraph_20_Font"><text:span text:style-name="T6">Load deve carregar um arquivo de mapa, no formato dado pelo arquivo </text:span></text:span><text:span text:style-name="Default_20_Paragraph_20_Font"><text:span text:style-name="T7">map/</text:span></text:span><text:span text:style-name="Default_20_Paragraph_20_Font"><text:span text:style-name="T13">m</text:span></text:span><text:span text:style-name="Default_20_Paragraph_20_Font"><text:span text:style-name="T7">ap.txt</text:span></text:span><text:span text:style-name="Default_20_Paragraph_20_Font"><text:span text:style-name="T6">, presente no zip de resources no Moodle. Os primeiros três números são as dimensões do mapa: largura, altura e profundidade. Em seguida, vêm os tiles, que devem ser carregados em ordem para a matriz de tiles.</text:span></text:span></text:p>
      <text:p text:style-name="P26"/>
      <text:p text:style-name="P24"><text:span text:style-name="Default_20_Paragraph_20_Font"><text:span text:style-name="T12">&gt; SetTileSet (tileSet : TileSet*) : void</text:span></text:span></text:p>
      <text:p text:style-name="P26"/>
      <text:p text:style-name="P23"><text:tab/>Troca o tileSet em uso.</text:p>
      <text:p text:style-name="P26"/>
      <text:p text:style-name="P25">&gt; At (x : int, y : int, z : int = 0) : int&amp;</text:p>
      <text:p text:style-name="P25"/>
      <text:p text:style-name="P24"><text:span text:style-name="Default_20_Paragraph_20_Font"><text:span text:style-name="T5"><text:tab/></text:span></text:span><text:span text:style-name="Default_20_Paragraph_20_Font"><text:span text:style-name="T12">At</text:span></text:span><text:span text:style-name="Default_20_Paragraph_20_Font"><text:span text:style-name="T6"> é um método acessor. Ele retorna uma referência ao elemento </text:span></text:span><text:span text:style-name="Default_20_Paragraph_20_Font"><text:span text:style-name="T12">[x][y][z]</text:span></text:span><text:span text:style-name="Default_20_Paragraph_20_Font"><text:span text:style-name="T6"> de tileMatrix. Acontece que tileMatrix é um vetor, portanto, você precisa calcular qual o índice real do elemento </text:span></text:span><text:span text:style-name="Default_20_Paragraph_20_Font"><text:span text:style-name="T12">[x][y][z]</text:span></text:span><text:span text:style-name="Default_20_Paragraph_20_Font"><text:span text:style-name="T6"> no vetor (encapsular essa conta é um dos propósitos da função).</text:span></text:span></text:p>
      <text:p text:style-name="P10"/>
      <text:p text:style-name="P8">&gt; RenderLayer (layer : int)</text:p>
      <text:p text:style-name="P24"><text:span text:style-name="Default_20_Paragraph_20_Font"><text:span text:style-name="T5"><text:s text:c="63"/></text:span></text:span><text:span text:style-name="Default_20_Paragraph_20_Font"><text:span text:style-name="T12">: void</text:span></text:span></text:p>
      <text:p text:style-name="P26"/>
      <text:p text:style-name="P24"><text:span text:style-name="Default_20_Paragraph_20_Font"><text:span text:style-name="T12"><text:tab/></text:span></text:span><text:span text:style-name="Default_20_Paragraph_20_Font"><text:span text:style-name="T6">Renderiza uma camada do mapa, tile a tile. Note que há dois ajustes a se fazer:</text:span></text:span></text:p>
      <text:p text:style-name="P23"><text:soft-page-break/></text:p>
      <text:list text:style-name="WWNum2">
        <text:list-item>
          <text:p text:style-name="P27">Deve-se compensar o deslocamento da câmera</text:p>
        </text:list-item>
        <text:list-item>
          <text:p text:style-name="P28"><text:span text:style-name="Default_20_Paragraph_20_Font"><text:span text:style-name="T6">Deve-se considerar o tamanho de cada tile (use os membros </text:span></text:span><text:span text:style-name="Default_20_Paragraph_20_Font"><text:span text:style-name="T12">GetTileWidth()</text:span></text:span><text:span text:style-name="Default_20_Paragraph_20_Font"><text:span text:style-name="T6"> e </text:span></text:span><text:span text:style-name="Default_20_Paragraph_20_Font"><text:span text:style-name="T12">GetTileHeight()</text:span></text:span><text:span text:style-name="Default_20_Paragraph_20_Font"><text:span text:style-name="T6"> de TileSet)</text:span></text:span></text:p>
        </text:list-item>
      </text:list>
      <text:p text:style-name="P10"/>
      <text:p text:style-name="P24"><text:span text:style-name="Default_20_Paragraph_20_Font"><text:span text:style-name="T12"><text:tab/></text:span></text:span><text:span text:style-name="Default_20_Paragraph_20_Font"><text:span text:style-name="T6">Ainda não temos câmera. Você pode deixar para implementar o primeiro ponto naquela ocasião, mas já faça a função recebendo esses argumentos.</text:span></text:span></text:p>
      <text:p text:style-name="P26"/>
      <text:p text:style-name="P26">&gt; Render () : void</text:p>
      <text:p text:style-name="P10"/>
      <text:p text:style-name="P17"><text:tab/>Renderiza as camadas do mapa. Dica: utilize o RenderLayer e o box do GameObject que o contém.</text:p>
      <text:p text:style-name="P26"/>
      <text:p text:style-name="P25">&gt; GetWidth <text:s/>() <text:s/>: int</text:p>
      <text:p text:style-name="P25">&gt; GetHeight () <text:s/>: int</text:p>
      <text:p text:style-name="P25">&gt; GetDepth <text:s/>() <text:s/>: int</text:p>
      <text:p text:style-name="P29"/>
      <text:p text:style-name="P13">Retornam as dimensões do mapa.</text:p>
      <text:p text:style-name="P13"/>
      <text:p text:style-name="P30">3. Mudanças</text:p>
      <text:p text:style-name="P22"/>
      <text:p text:style-name="P22"><text:tab/>Temos os tiles, temos o mapa. Faremos agora algumas alterações em State para renderizá-lo.</text:p>
      <text:p text:style-name="P22"/>
      <text:p text:style-name="P15"><text:span text:style-name="Default_20_Paragraph_20_Font"><text:span text:style-name="T6"><text:tab/>Acrescente no construtor um GameObject com o TileMap(map/</text:span></text:span><text:span text:style-name="Default_20_Paragraph_20_Font"><text:span text:style-name="T14">m</text:span></text:span><text:span text:style-name="Default_20_Paragraph_20_Font"><text:span text:style-name="T6">ap.txt), lembrando de construir o Tileset(img/</text:span></text:span><text:span text:style-name="Default_20_Paragraph_20_Font"><text:span text:style-name="T14">T</text:span></text:span><text:span text:style-name="Default_20_Paragraph_20_Font"><text:span text:style-name="T6">ileset.png) para enviar ao TileMap. As dimensões das subimagens do tileset são 64x64. Coloque o box desse GameObject em (0,0).</text:span></text:span></text:p>
      <text:p text:style-name="P31"/>
      <text:p text:style-name="P32"><text:tab/>Se tudo der certo, você vai ver o mesmo mapa que mostramos em sala na janela. Além disso, s<text:span text:style-name="T15">eu Zombie</text:span> deve continuar funcionando como estava antes. <text:span text:style-name="T15">Vamos incrementá-lo um pouco.</text:span></text:p>
      <text:p text:style-name="P33"/>
      <text:p text:style-name="P34"><text:span text:style-name="Default_20_Paragraph_20_Font"><text:span text:style-name="T10">4. Sound</text:span></text:span></text:p>
      <text:p text:style-name="P35"/>
      <table:table table:name="Tabela5" table:style-name="Tabela5">
        <table:table-column table:style-name="Tabela5.A"/>
        <table:table-row table:style-name="Tabela5.1">
          <table:table-cell table:style-name="Tabela5.A1" office:value-type="string">
            <text:p text:style-name="P36">Sound</text:p>
          </table:table-cell>
        </table:table-row>
        <table:table-row table:style-name="Tabela5.2">
          <table:table-cell table:style-name="Tabela5.A2" office:value-type="string">
            <text:p text:style-name="P37">+ Sound()</text:p>
            <text:p text:style-name="P37">+ Sound(file : std::string)</text:p>
            <text:p text:style-name="P37">+ ~Sound()</text:p>
            <text:p text:style-name="P37"/>
            <text:p text:style-name="P37">+ Play (times : int = 1) : void</text:p>
            <text:p text:style-name="P37"><text:soft-page-break/>+ Stop () : void</text:p>
            <text:p text:style-name="P37">+ Open (file : std::string) : void</text:p>
            <text:p text:style-name="P37">+ IsOpen () : bool</text:p>
            <text:p text:style-name="P37"/>
          </table:table-cell>
        </table:table-row>
        <table:table-row table:style-name="Tabela5.2">
          <table:table-cell table:style-name="Tabela5.A3" office:value-type="string">
            <text:p text:style-name="P37"/>
            <text:p text:style-name="P38">- chunk : Mix_Chunk*</text:p>
            <text:p text:style-name="P38">- channel : int</text:p>
            <text:p text:style-name="P38"/>
          </table:table-cell>
        </table:table-row>
      </table:table>
      <text:p text:style-name="P39"/>
      <text:p text:style-name="P40">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40"/>
      <text:p text:style-name="P38">&gt; Sound()</text:p>
      <text:p text:style-name="P38"/>
      <text:p text:style-name="P41"><text:span text:style-name="Default_20_Paragraph_20_Font"><text:span text:style-name="T12"><text:tab/></text:span></text:span><text:span text:style-name="Default_20_Paragraph_20_Font"><text:span text:style-name="T16">Atribui nullptr a chunk.</text:span></text:span></text:p>
      <text:p text:style-name="P38"/>
      <text:p text:style-name="P37">&gt; Sound(file : std::string)</text:p>
      <text:p text:style-name="P42"/>
      <text:p text:style-name="P43"><text:span text:style-name="Default_20_Paragraph_20_Font"><text:span text:style-name="T17"><text:tab/></text:span></text:span><text:span text:style-name="Default_20_Paragraph_20_Font"><text:span text:style-name="T16">Chama o outro construtor(esse é um dos usos da initializer list) e depois chama Open passando a string recebida.</text:span></text:span></text:p>
      <text:p text:style-name="P38"/>
      <text:p text:style-name="P44"/>
      <text:p text:style-name="P37">&gt; Play (times : int = 1) : void</text:p>
      <text:p text:style-name="P37"/>
      <text:p text:style-name="P41"><text:span text:style-name="Default_20_Paragraph_20_Font"><text:span text:style-name="T18"><text:tab/></text:span></text:span><text:span text:style-name="Default_20_Paragraph_20_Font"><text:span text:style-name="T19">int </text:span></text:span><text:span text:style-name="Default_20_Paragraph_20_Font"><text:span text:style-name="T20">Mix_PlayChannel</text:span></text:span><text:span text:style-name="Default_20_Paragraph_20_Font"><text:span text:style-name="T19">(int channel, Mix_Chunk* chunk, int loops)</text:span></text:span></text:p>
      <text:p text:style-name="P45"/>
      <text:p text:style-name="P43"><text:span text:style-name="Default_20_Paragraph_20_Font"><text:span text:style-name="T21"><text:tab/></text:span></text:span><text:span text:style-name="Default_20_Paragraph_20_Font"><text:span text:style-name="T22">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46"/>
      <text:p text:style-name="P46"><text:tab/>Dessa vez, loops indica quantas vezes o som deve ser repetido, ou seja, loops = 1 faz tocar duas vezes. Já nosso argumento é quantas vezes deve ser executado, ou seja, times = 1 deve tocar somente uma vez. <text:s/>Passe o valor apropriado para a função.</text:p>
      <text:p text:style-name="P38"/>
      <text:p text:style-name="P38">&gt; Stop () : void</text:p>
      <text:p text:style-name="P38"/>
      <text:p text:style-name="P41"><text:span text:style-name="Default_20_Paragraph_20_Font"><text:span text:style-name="T23"><text:tab/></text:span></text:span><text:span text:style-name="Default_20_Paragraph_20_Font"><text:span text:style-name="T24">int </text:span></text:span><text:span text:style-name="Default_20_Paragraph_20_Font"><text:span text:style-name="T25">Mix_HaltChannel</text:span></text:span><text:span text:style-name="Default_20_Paragraph_20_Font"><text:span text:style-name="T24">(int channel)</text:span></text:span></text:p>
      <text:p text:style-name="P38"/>
      <text:p text:style-name="P41"><text:soft-page-break/><text:span text:style-name="Default_20_Paragraph_20_Font"><text:span text:style-name="T6"><text:tab/>Mix_HaltChannel para um canal específico, ou, se receber -1, para todos. Use o número que Mix_PlayChannel te retornou. Pare o canal no qual o chunk correspondente está tocando, mas só faça isso se chunk for diferente de nullptr.</text:span></text:span></text:p>
      <text:p text:style-name="P41"/>
      <text:p text:style-name="P37">&gt; Open (file : std::string) : void</text:p>
      <text:p text:style-name="P37"/>
      <text:p text:style-name="P47"><text:span text:style-name="Default_20_Paragraph_20_Font"><text:span text:style-name="T19">Mix_Chunk* </text:span></text:span><text:span text:style-name="Default_20_Paragraph_20_Font"><text:span text:style-name="T20">Mix_LoadWAV</text:span></text:span><text:span text:style-name="Default_20_Paragraph_20_Font"><text:span text:style-name="T19">(char* file)</text:span></text:span></text:p>
      <text:p text:style-name="P48"/>
      <text:p text:style-name="P49">Abre o arquivo chamando o MIX_Load. Lembre-se de tratar o caso em que a abertura do arquivo falha!</text:p>
      <text:p text:style-name="P35"/>
      <text:p text:style-name="P45">&gt; ~Sound()</text:p>
      <text:p text:style-name="P45"/>
      <text:p text:style-name="P50"><text:span text:style-name="Default_20_Paragraph_20_Font"><text:span text:style-name="T18"><text:tab/></text:span></text:span><text:span text:style-name="Default_20_Paragraph_20_Font"><text:span text:style-name="T19">void </text:span></text:span><text:span text:style-name="Default_20_Paragraph_20_Font"><text:span text:style-name="T20">Mix_FreeChunk</text:span></text:span><text:span text:style-name="Default_20_Paragraph_20_Font"><text:span text:style-name="T19">(Mix_Chunk* chunk)</text:span></text:span></text:p>
      <text:p text:style-name="P51"/>
      <text:p text:style-name="P52">Se chunk for diferente de nullptr, chame Halt e depois desaloque o som usando o Mix_FreeChunk.</text:p>
      <text:p text:style-name="P52"/>
      <text:p text:style-name="P53">Agora que temos sons, adicione um membro do tipo Sound à classe Zombie, chamado deathSound. <text:span text:style-name="T26">Inicialize ele com o arquivo “Recursos/audio/Dead.wav” no construtor, e quando o HP dele chegar em 0 na função damage, chame Play(1). Se tudo for de acordo com o planejado, nosso Zombie fará um barulho assim que morrer. Sucesso! Porém agora temos muitos assets para gerenciar, e se criarmos mais instâncias de Zombie no futuro, todas elas terão que possuir a própria cópia do sprite e do som. Vamos corrigir isso.</text:span></text:p>
      <text:p text:style-name="P35"><text:tab/></text:p>
      <text:p text:style-name="P54"/>
      <text:p text:style-name="P32"/>
      <text:p text:style-name="P32"/>
      <text:p text:style-name="P20"/>
      <text:p text:style-name="P20"><text:tab/><text:span text:style-name="Default_20_Paragraph_20_Font"><text:span text:style-name="T10">4. Resources: Gerenciando nossas texturas</text:span></text:span></text:p>
      <text:p text:style-name="P6"/>
      <table:table table:name="Table3" table:style-name="Table3">
        <table:table-column table:style-name="Table3.A"/>
        <table:table-row>
          <table:table-cell table:style-name="Table3.A1" office:value-type="string">
            <text:p text:style-name="P7">Resources</text:p>
          </table:table-cell>
        </table:table-row>
        <table:table-row table:style-name="Table3.2">
          <table:table-cell table:style-name="Table3.A2" office:value-type="string">
            <text:p text:style-name="P8"/>
            <text:p text:style-name="P9"><text:span text:style-name="Default_20_Paragraph_20_Font"><text:span text:style-name="T5">+ </text:span></text:span><text:span text:style-name="Default_20_Paragraph_20_Font"><text:span text:style-name="T27">GetImage <text:s text:c="3"/>(file : std::string) : SDL_Texture*</text:span></text:span></text:p>
            <text:p text:style-name="P9"><text:span text:style-name="Default_20_Paragraph_20_Font"><text:span text:style-name="T12">+ </text:span></text:span><text:span text:style-name="Default_20_Paragraph_20_Font"><text:span text:style-name="T28">ClearImages () : void</text:span></text:span></text:p>
            <text:p text:style-name="P9"/>
            <text:p text:style-name="P9"><text:span text:style-name="Default_20_Paragraph_20_Font"><text:span text:style-name="T5">+ </text:span></text:span><text:span text:style-name="Default_20_Paragraph_20_Font"><text:span text:style-name="T27">GetMusic <text:s text:c="3"/>(file : std::string) : Mix_Music*</text:span></text:span></text:p>
            <text:p text:style-name="P9"><text:span text:style-name="Default_20_Paragraph_20_Font"><text:span text:style-name="T5">+ </text:span></text:span><text:span text:style-name="Default_20_Paragraph_20_Font"><text:span text:style-name="T27">ClearMusics () : void</text:span></text:span></text:p>
            <text:p text:style-name="P9"/>
            <text:p text:style-name="P9"><text:span text:style-name="Default_20_Paragraph_20_Font"><text:span text:style-name="T5">+ </text:span></text:span><text:span text:style-name="Default_20_Paragraph_20_Font"><text:span text:style-name="T27">GetSound <text:s text:c="3"/>(file : std::string) : Mix_Chunk*</text:span></text:span></text:p>
            <text:p text:style-name="P9"><text:soft-page-break/><text:span text:style-name="Default_20_Paragraph_20_Font"><text:span text:style-name="T12">+ </text:span></text:span><text:span text:style-name="Default_20_Paragraph_20_Font"><text:span text:style-name="T28">ClearSounds () : void</text:span></text:span></text:p>
            <text:p text:style-name="P9"/>
          </table:table-cell>
        </table:table-row>
        <table:table-row table:style-name="Table3.3">
          <table:table-cell table:style-name="Table3.A3" office:value-type="string">
            <text:p text:style-name="P8"><text:s/></text:p>
            <text:p text:style-name="P9"><text:span text:style-name="Default_20_Paragraph_20_Font"><text:span text:style-name="T5">- </text:span></text:span><text:span text:style-name="Default_20_Paragraph_20_Font"><text:span text:style-name="T27">imageTable : std::unordered_map&lt;std::string, SDL_Texture*&gt;</text:span></text:span></text:p>
            <text:p text:style-name="P9"><text:span text:style-name="Default_20_Paragraph_20_Font"><text:span text:style-name="T5">- </text:span></text:span><text:span text:style-name="Default_20_Paragraph_20_Font"><text:span text:style-name="T27">musicTable : std::unordered_map&lt;std::string, Mix_Music*&gt;</text:span></text:span></text:p>
            <text:p text:style-name="P9"><text:span text:style-name="Default_20_Paragraph_20_Font"><text:span text:style-name="T5">- </text:span></text:span><text:span text:style-name="Default_20_Paragraph_20_Font"><text:span text:style-name="T27">soundTable : std::unordered_map&lt;std::string, Mix_Chunk*&gt;</text:span></text:span></text:p>
            <text:p text:style-name="P8"/>
          </table:table-cell>
        </table:table-row>
      </table:table>
      <text:p text:style-name="P55"/>
      <text:p text:style-name="P13">TileSet tem um mecanismo de reuso de Sprites próprio, mas ainda temos o problema, vindo do trabalho passado, de <text:span text:style-name="T26">Zombies</text:span> estarem realocando o mesmo sprite <text:span text:style-name="T26">multiplas</text:span> vezes na memória. Precisamos de um mecanismo que mantenha registradas SDL_Textures que já estão alocadas, e permita que vários objetos as compartilhem.</text:p>
      <text:p text:style-name="P13"/>
      <text:p text:style-name="P13">Uma estrutura ideal para isso é uma tabela de hash, mas são difíceis de se implementar… onde vamos achar uma?</text:p>
      <text:p text:style-name="P16"/>
      <text:p text:style-name="P56">#include &lt;unordered_map&gt;</text:p>
      <text:p text:style-name="P13"/>
      <text:p text:style-name="P13">C++11 acrescentou à STL um template novo bastante interessante. O unordered_map é uma tabela de hash, e recebe dois parâmetros:</text:p>
      <text:p text:style-name="P13"/>
      <text:list text:style-name="WWNum3">
        <text:list-item text:start-value="1">
          <text:p text:style-name="P57">Um tipo a ser usado como chave para a tabela</text:p>
        </text:list-item>
        <text:list-item>
          <text:p text:style-name="P57">Um tipo de conteúdo apontado pela chave</text:p>
        </text:list-item>
      </text:list>
      <text:p text:style-name="P22"/>
      <text:p text:style-name="P22"><text:tab/>A chave passa por uma operação de hashing, e o conteúdo é encontrado de forma bastante eficiente. O membro imageTable é associado uma string (o caminho de um arquivo) a um ponteiro de textura.</text:p>
      <text:p text:style-name="P22"/>
      <text:p text:style-name="P22"><text:tab/>Toda vez que carregarmos uma nova textura, iremos guardá-la nessa tabela, para que não precisemos carregá-la de novo depois. Isso implica em mudanças em Sprite.</text:p>
      <text:p text:style-name="P22"/>
      <text:p text:style-name="P12"><text:soft-page-break/><text:span text:style-name="Default_20_Paragraph_20_Font"><text:span text:style-name="T29"><draw:frame draw:style-name="fr1" draw:name="Picture 2" text:anchor-type="as-char" svg:y="0in" svg:width="5.9689in" style:rel-width="scale" svg:height="4.8957in" style:rel-height="scale" draw:z-index="1"><draw:object-ole xlink:href="./Object 2" xlink:type="simple" xlink:show="embed" xlink:actuate="onLoad"/><draw:image xlink:href="./ObjectReplacements/Object 2" xlink:type="simple" xlink:show="embed" xlink:actuate="onLoad"/></draw:frame></text:span></text:span></text:p>
      <text:p text:style-name="P15"><text:span text:style-name="Default_20_Paragraph_20_Font"><text:span text:style-name="T12">&gt; Sprite::~Sprite ()</text:span></text:span></text:p>
      <text:p text:style-name="P58"/>
      <text:p text:style-name="P22"><text:tab/>O destrutor não deve mais destruir a textura em uso. Resources tratará de alocações e desalocações daqui pra frente.</text:p>
      <text:p text:style-name="P22"/>
      <text:p text:style-name="P15"><text:span text:style-name="Default_20_Paragraph_20_Font"><text:span text:style-name="T5">&gt; Sprite::Open (file : std::string) : void</text:span></text:span></text:p>
      <text:p text:style-name="P55"/>
      <text:p text:style-name="P15"><text:span text:style-name="Default_20_Paragraph_20_Font"><text:span text:style-name="T8"><text:tab/></text:span></text:span><text:span text:style-name="Default_20_Paragraph_20_Font"><text:span text:style-name="T6">Open, da mesma forma, não deve mais destruir a textura se ela já estiver alocada, mas além disso, em vez de chamar IMG_LoadTexture, ela chamará Resources::GetImage.</text:span></text:span></text:p>
      <text:p text:style-name="P22"/>
      <text:p text:style-name="P59">Este método, por sua vez…</text:p>
      <text:p text:style-name="P16"/>
      <text:p text:style-name="Standard"><text:span text:style-name="Default_20_Paragraph_20_Font"><text:span text:style-name="T5">&gt; </text:span></text:span><text:span text:style-name="Default_20_Paragraph_20_Font"><text:span text:style-name="T27">Resources::GetImage (file : std::string) : SDL_Texture*</text:span></text:span></text:p>
      <text:p text:style-name="P14"/>
      <text:p text:style-name="P15"><text:span text:style-name="Default_20_Paragraph_20_Font"><text:span text:style-name="T8"><text:tab/></text:span></text:span><text:span text:style-name="Default_20_Paragraph_20_Font"><text:span text:style-name="T6">Primeiro, cheque se a imagem já existe na tabela de assets (</text:span></text:span><text:span text:style-name="Default_20_Paragraph_20_Font"><text:span text:style-name="T12">find</text:span></text:span><text:span text:style-name="Default_20_Paragraph_20_Font"><text:span text:style-name="T6">). Se sim, obtenha o ponteiro gravado lá e retorne.</text:span></text:span></text:p>
      <text:p text:style-name="P22"><text:soft-page-break/></text:p>
      <text:p text:style-name="P15"><text:span text:style-name="Default_20_Paragraph_20_Font"><text:span text:style-name="T6"><text:tab/>Se ela não existe, carregue, da mesma forma que fazia em Sprite. Se a imagem foi carregada com sucesso, insira o par caminho e ponteiro na tabela e retorne o ponteiro.</text:span></text:span></text:p>
      <text:p text:style-name="P22"/>
      <text:p text:style-name="P22"><text:tab/>Com isso, teremos a garantia de que uma mesma imagem nunca será carregada mais de uma vez. <text:s/>Mas as texturas ainda não são desalocadas.</text:p>
      <text:p text:style-name="P22"/>
      <text:p text:style-name="P15"><text:span text:style-name="Default_20_Paragraph_20_Font"><text:span text:style-name="T12">&gt; </text:span></text:span><text:span text:style-name="Default_20_Paragraph_20_Font"><text:span text:style-name="T28">Resources::ClearImages () : void</text:span></text:span></text:p>
      <text:p text:style-name="P58"/>
      <text:p text:style-name="P22"><text:tab/>Percorre a tabela de imagens destruindo textura por textura. Ao final, esvazia a tabela. Inclua uma chamada a esse método após o main game loop, em Game::Run.</text:p>
      <text:p text:style-name="P22"/>
      <text:p text:style-name="P22"><text:tab/>O mesmo deve ser feito para Music/Mix_Music e para Sound/Mix_Chunk.</text:p>
      <text:p text:style-name="P22"/>
      <text:p text:style-name="P22"/>
      <text:p text:style-name="P22"><text:tab/>Você deve imaginar que um jogo liberar memória só na saída não é apropriado. Uma olhada rápida em diretórios de instalação dos mesmos mostra GBs e mais GBs de recursos, e seria inviável manter tudo em memória ao mesmo tempo.</text:p>
      <text:p text:style-name="P22"/>
      <text:p text:style-name="P22"><text:tab/>De fato, o gerenciamento de recursos nesses jogos conta com algoritmos mais elaborados. Saber quantos objetos estão usando aquele recurso, se alguém pode precisar em breve, há quanto tempo ele está ou não em uso, quanta memória o jogo ainda pode usar, se há como alocar novos recursos na memory pool, todas essas informações são relevantes.</text:p>
      <text:p text:style-name="P22"/>
      <text:p text:style-name="P22"><text:tab/>A maior parte disso está fora do escopo da disciplina, e é normalmente desnecessário para os trabalhos finais. Mais tarde, apresentaremos uma maneira de contar usuários de um recurso usando std::shared_ptr, mas por enquanto, não se preocupe com isso.</text:p>
      <text:p text:style-name="P22"/>
      <text:p text:style-name="P15"><text:tab/><text:span text:style-name="T6">Com tudo pronto, tente criar no seu State mais alguns inimigos em posições diferentes e veja-os morrendo algum tempo depo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2T14:23:00Z</meta:creation-date>
    <dc:date>2024-10-06T16:28:52.735000000</dc:date>
    <meta:editing-cycles>48</meta:editing-cycles>
    <meta:editing-duration>PT11H46M5S</meta:editing-duration>
    <meta:document-statistic meta:table-count="4" meta:image-count="0" meta:object-count="2" meta:page-count="10" meta:paragraph-count="141" meta:word-count="1798" meta:character-count="10760" meta:non-whitespace-character-count="8835"/>
    <meta:template xlink:type="simple" xlink:actuate="onRequest" xlink:title="" xlink:href="Normal.dotm"/>
  </office:meta>
</office:document-meta>
</file>